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Pointcu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PointcutTests.annotationBindingInAround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Pointcut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PointcutTests.noMatchingWithoutAnnotation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thodInterceptor.invoke( MethodInvocation method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